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s" fo:country="ES"/>
    </style:style>
    <style:style style:name="P2" style:family="paragraph" style:parent-style-name="Title">
      <style:text-properties fo:language="es" fo:country="ES"/>
    </style:style>
    <style:style style:name="P3" style:family="paragraph" style:parent-style-name="Title">
      <style:text-properties fo:language="es" fo:country="ES" officeooo:rsid="0071929a" officeooo:paragraph-rsid="0071929a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fo:language="es" fo:country="ES" officeooo:rsid="001d4e81" officeooo:paragraph-rsid="001d4e81"/>
    </style:style>
    <style:style style:name="P6" style:family="paragraph" style:parent-style-name="Text_20_body">
      <style:text-properties fo:language="es" fo:country="ES" officeooo:rsid="00738963" officeooo:paragraph-rsid="00738963"/>
    </style:style>
    <style:style style:name="P7" style:family="paragraph" style:parent-style-name="Text_20_body">
      <style:text-properties fo:language="es" fo:country="ES" officeooo:rsid="00738963" officeooo:paragraph-rsid="00b6dfad"/>
    </style:style>
    <style:style style:name="P8" style:family="paragraph" style:parent-style-name="Text_20_body">
      <style:text-properties fo:language="es" fo:country="ES" officeooo:rsid="00738963" officeooo:paragraph-rsid="00c39b9a"/>
    </style:style>
    <style:style style:name="P9" style:family="paragraph" style:parent-style-name="Text_20_body">
      <style:text-properties fo:language="es" fo:country="ES" officeooo:rsid="00b6dfad" officeooo:paragraph-rsid="00b6dfad"/>
    </style:style>
    <style:style style:name="P10" style:family="paragraph" style:parent-style-name="Text_20_body">
      <style:text-properties fo:language="es" fo:country="ES" officeooo:rsid="00b6dfad" officeooo:paragraph-rsid="00c39b9a"/>
    </style:style>
    <style:style style:name="P11" style:family="paragraph" style:parent-style-name="Text_20_body">
      <style:text-properties fo:language="es" fo:country="ES" officeooo:rsid="00c39b9a" officeooo:paragraph-rsid="00c39b9a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Text_20_body">
      <style:text-properties officeooo:paragraph-rsid="00c39b9a"/>
    </style:style>
    <style:style style:name="P16" style:family="paragraph" style:parent-style-name="Text_20_body">
      <style:text-properties officeooo:paragraph-rsid="00bc080c"/>
    </style:style>
    <style:style style:name="P17" style:family="paragraph" style:parent-style-name="Text_20_body">
      <style:text-properties officeooo:rsid="00b0af89" officeooo:paragraph-rsid="00b0af89"/>
    </style:style>
    <style:style style:name="P18" style:family="paragraph" style:parent-style-name="Text_20_body">
      <style:text-properties fo:font-style="normal" fo:font-weight="bold" officeooo:rsid="00b3fa67" officeooo:paragraph-rsid="00b6dfad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fo:font-weight="bold" officeooo:rsid="00b3fa67" officeooo:paragraph-rsid="00bc080c" style:font-style-asian="normal" style:font-weight-asian="bold" style:font-style-complex="normal" style:font-weight-complex="bold"/>
    </style:style>
    <style:style style:name="P20" style:family="paragraph" style:parent-style-name="Text_20_body">
      <style:text-properties fo:font-style="normal" fo:font-weight="bold" officeooo:rsid="00b3fa67" officeooo:paragraph-rsid="00c151f0" style:font-style-asian="normal" style:font-weight-asian="bold" style:font-style-complex="normal" style:font-weight-complex="bold"/>
    </style:style>
    <style:style style:name="P21" style:family="paragraph" style:parent-style-name="Text_20_body">
      <style:text-properties fo:font-style="normal" fo:font-weight="bold" officeooo:rsid="00b3fa67" officeooo:paragraph-rsid="00c39b9a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fo:font-weight="bold" officeooo:rsid="00b3fa67" officeooo:paragraph-rsid="00bc4f7f" style:font-weight-asian="bold" style:font-weight-complex="bold"/>
    </style:style>
    <style:style style:name="P23" style:family="paragraph" style:parent-style-name="Text_20_body">
      <style:text-properties fo:font-weight="bold" officeooo:rsid="00b3fa67" officeooo:paragraph-rsid="00c151f0" style:font-weight-asian="bold" style:font-weight-complex="bold"/>
    </style:style>
    <style:style style:name="P24" style:family="paragraph" style:parent-style-name="Text_20_body">
      <style:text-properties fo:font-weight="bold" officeooo:rsid="00bc4f7f" officeooo:paragraph-rsid="00bc4f7f" style:font-weight-asian="bold" style:font-weight-complex="bold"/>
    </style:style>
    <style:style style:name="P25" style:family="paragraph" style:parent-style-name="Text_20_body">
      <style:text-properties fo:font-weight="bold" officeooo:rsid="00bc4f7f" officeooo:paragraph-rsid="00c39b9a" style:font-weight-asian="bold" style:font-weight-complex="bold"/>
    </style:style>
    <style:style style:name="P26" style:family="paragraph" style:parent-style-name="Text_20_body">
      <style:text-properties officeooo:rsid="00b71fdf" officeooo:paragraph-rsid="00b71fdf"/>
    </style:style>
    <style:style style:name="P27" style:family="paragraph" style:parent-style-name="Text_20_body">
      <style:text-properties officeooo:rsid="00b71fdf" officeooo:paragraph-rsid="00bc4f7f"/>
    </style:style>
    <style:style style:name="P28" style:family="paragraph" style:parent-style-name="Text_20_body">
      <style:text-properties officeooo:rsid="00b71fdf" officeooo:paragraph-rsid="00c39b9a"/>
    </style:style>
    <style:style style:name="P29" style:family="paragraph" style:parent-style-name="Text_20_body">
      <style:text-properties officeooo:paragraph-rsid="00b71fdf"/>
    </style:style>
    <style:style style:name="P30" style:family="paragraph" style:parent-style-name="Text_20_body">
      <style:text-properties officeooo:paragraph-rsid="00b8846c"/>
    </style:style>
    <style:style style:name="P31" style:family="paragraph" style:parent-style-name="Text_20_body">
      <style:text-properties officeooo:paragraph-rsid="00c151f0"/>
    </style:style>
    <style:style style:name="P32" style:family="paragraph" style:parent-style-name="Heading_20_1">
      <style:paragraph-properties fo:break-before="page"/>
      <style:text-properties fo:language="es" fo:country="ES"/>
    </style:style>
    <style:style style:name="P33" style:family="paragraph" style:parent-style-name="Heading_20_1">
      <style:paragraph-properties fo:break-before="page"/>
      <style:text-properties officeooo:paragraph-rsid="00c39b9a"/>
    </style:style>
    <style:style style:name="P34" style:family="paragraph" style:parent-style-name="Heading_20_2">
      <style:text-properties officeooo:paragraph-rsid="00bc080c"/>
    </style:style>
    <style:style style:name="P35" style:family="paragraph" style:parent-style-name="Heading_20_2">
      <style:text-properties officeooo:paragraph-rsid="00b6dfad"/>
    </style:style>
    <style:style style:name="P36" style:family="paragraph" style:parent-style-name="Heading_20_2">
      <style:text-properties officeooo:paragraph-rsid="00bc4f7f"/>
    </style:style>
    <style:style style:name="P37" style:family="paragraph" style:parent-style-name="Heading_20_2">
      <style:text-properties officeooo:paragraph-rsid="00c39b9a"/>
    </style:style>
    <style:style style:name="P38" style:family="paragraph" style:parent-style-name="Heading_20_2">
      <style:paragraph-properties fo:break-before="page"/>
      <style:text-properties officeooo:paragraph-rsid="00c39b9a"/>
    </style:style>
    <style:style style:name="P39" style:family="paragraph" style:parent-style-name="Text_20_body" style:list-style-name="L1">
      <style:text-properties officeooo:rsid="00b71fdf" officeooo:paragraph-rsid="00b71fdf"/>
    </style:style>
    <style:style style:name="P40" style:family="paragraph" style:parent-style-name="Text_20_body" style:list-style-name="L1">
      <style:text-properties officeooo:rsid="00b71fdf" officeooo:paragraph-rsid="00bc4f7f"/>
    </style:style>
    <style:style style:name="P41" style:family="paragraph" style:parent-style-name="Text_20_body" style:list-style-name="L1">
      <style:text-properties officeooo:rsid="00b71fdf" officeooo:paragraph-rsid="00c39b9a"/>
    </style:style>
    <style:style style:name="P42" style:family="paragraph" style:parent-style-name="Text_20_body" style:list-style-name="L1">
      <style:text-properties fo:font-weight="bold" officeooo:rsid="00b71fdf" officeooo:paragraph-rsid="00b71fdf" style:font-weight-asian="bold" style:font-weight-complex="bold"/>
    </style:style>
    <style:style style:name="P43" style:family="paragraph" style:parent-style-name="Text_20_body" style:list-style-name="L1">
      <style:text-properties fo:font-weight="bold" officeooo:rsid="00b71fdf" officeooo:paragraph-rsid="00bc4f7f" style:font-weight-asian="bold" style:font-weight-complex="bold"/>
    </style:style>
    <style:style style:name="P44" style:family="paragraph" style:parent-style-name="Text_20_body" style:list-style-name="L1">
      <style:text-properties fo:font-weight="bold" officeooo:rsid="00b71fdf" officeooo:paragraph-rsid="00be78b1" style:font-weight-asian="bold" style:font-weight-complex="bold"/>
    </style:style>
    <style:style style:name="P45" style:family="paragraph" style:parent-style-name="Text_20_body" style:list-style-name="L1">
      <style:text-properties fo:font-weight="bold" officeooo:rsid="00b71fdf" officeooo:paragraph-rsid="00c39b9a" style:font-weight-asian="bold" style:font-weight-complex="bold"/>
    </style:style>
    <style:style style:name="P46" style:family="paragraph" style:parent-style-name="Text_20_body">
      <style:text-properties fo:font-weight="bold" officeooo:rsid="00b3fa67" officeooo:paragraph-rsid="00b6dfad" style:font-weight-asian="bold" style:font-weight-complex="bold"/>
    </style:style>
    <style:style style:name="P47" style:family="paragraph" style:parent-style-name="Text_20_body">
      <style:text-properties fo:font-weight="bold" officeooo:rsid="00b3fa67" officeooo:paragraph-rsid="00c39b9a" style:font-weight-asian="bold" style:font-weight-complex="bold"/>
    </style:style>
    <style:style style:name="P48" style:family="paragraph" style:parent-style-name="Text_20_body">
      <style:text-properties fo:font-weight="bold" officeooo:rsid="00b3fa67" officeooo:paragraph-rsid="00ca74c7" style:font-weight-asian="bold" style:font-weight-complex="bold"/>
    </style:style>
    <style:style style:name="P49" style:family="paragraph" style:parent-style-name="Text_20_body">
      <style:text-properties fo:font-weight="normal" officeooo:rsid="00b3fa67" officeooo:paragraph-rsid="00bc4f7f" style:font-weight-asian="normal" style:font-weight-complex="normal"/>
    </style:style>
    <style:style style:name="P50" style:family="paragraph" style:parent-style-name="Text_20_body">
      <style:text-properties fo:font-weight="normal" officeooo:rsid="00b3fa67" officeooo:paragraph-rsid="00b6dfad" style:font-weight-asian="normal" style:font-weight-complex="normal"/>
    </style:style>
    <style:style style:name="P51" style:family="paragraph" style:parent-style-name="Text_20_body">
      <style:text-properties fo:font-weight="normal" officeooo:rsid="00b3fa67" officeooo:paragraph-rsid="00c39b9a" style:font-weight-asian="normal" style:font-weight-complex="normal"/>
    </style:style>
    <style:style style:name="P52" style:family="paragraph" style:parent-style-name="Text_20_body">
      <style:text-properties fo:font-style="normal" fo:font-weight="bold" officeooo:rsid="00b3fa67" officeooo:paragraph-rsid="00b6dfad" style:font-style-asian="normal" style:font-weight-asian="bold" style:font-style-complex="normal" style:font-weight-complex="bold"/>
    </style:style>
    <style:style style:name="T1" style:family="text">
      <style:text-properties officeooo:rsid="0030dd01"/>
    </style:style>
    <style:style style:name="T2" style:family="text">
      <style:text-properties officeooo:rsid="00bc080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1929a" style:font-weight-asian="bold" style:font-weight-complex="bold"/>
    </style:style>
    <style:style style:name="T5" style:family="text">
      <style:text-properties fo:font-weight="bold" officeooo:rsid="00bd4991" style:font-weight-asian="bold" style:font-weight-complex="bold"/>
    </style:style>
    <style:style style:name="T6" style:family="text">
      <style:text-properties fo:font-weight="bold" officeooo:rsid="00c39b9a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71929a" style:font-weight-asian="normal" style:font-weight-complex="normal"/>
    </style:style>
    <style:style style:name="T9" style:family="text">
      <style:text-properties fo:font-weight="normal" officeooo:rsid="00b3fa67" style:font-weight-asian="normal" style:font-weight-complex="normal"/>
    </style:style>
    <style:style style:name="T10" style:family="text">
      <style:text-properties fo:font-weight="normal" officeooo:rsid="00bd4991" style:font-weight-asian="normal" style:font-weight-complex="normal"/>
    </style:style>
    <style:style style:name="T11" style:family="text">
      <style:text-properties fo:font-weight="normal" officeooo:rsid="00be78b1" style:font-weight-asian="normal" style:font-weight-complex="normal"/>
    </style:style>
    <style:style style:name="T12" style:family="text">
      <style:text-properties fo:font-weight="normal" officeooo:rsid="00c151f0" style:font-weight-asian="normal" style:font-weight-complex="normal"/>
    </style:style>
    <style:style style:name="T13" style:family="text">
      <style:text-properties fo:font-weight="normal" officeooo:rsid="00c39b9a" style:font-weight-asian="normal" style:font-weight-complex="normal"/>
    </style:style>
    <style:style style:name="T14" style:family="text">
      <style:text-properties officeooo:rsid="0071929a"/>
    </style:style>
    <style:style style:name="T15" style:family="text">
      <style:text-properties officeooo:rsid="00738963"/>
    </style:style>
    <style:style style:name="T16" style:family="text">
      <style:text-properties officeooo:rsid="007992df"/>
    </style:style>
    <style:style style:name="T17" style:family="text">
      <style:text-properties officeooo:rsid="00ad8a36"/>
    </style:style>
    <style:style style:name="T18" style:family="text">
      <style:text-properties style:text-underline-style="solid" style:text-underline-width="auto" style:text-underline-color="font-color" officeooo:rsid="00ba0efb"/>
    </style:style>
    <style:style style:name="T19" style:family="text">
      <style:text-properties officeooo:rsid="00b048ae"/>
    </style:style>
    <style:style style:name="T20" style:family="text">
      <style:text-properties officeooo:rsid="00b0af89"/>
    </style:style>
    <style:style style:name="T21" style:family="text">
      <style:text-properties officeooo:rsid="00b20b3b"/>
    </style:style>
    <style:style style:name="T22" style:family="text">
      <style:text-properties officeooo:rsid="00b3fa67"/>
    </style:style>
    <style:style style:name="T23" style:family="text">
      <style:text-properties fo:font-style="normal" fo:font-weight="bold" officeooo:rsid="00b3fa67" style:font-style-asian="normal" style:font-weight-asian="bold" style:font-style-complex="normal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c151f0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c39b9a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officeooo:rsid="00b564df"/>
    </style:style>
    <style:style style:name="T30" style:family="text">
      <style:text-properties officeooo:rsid="00b6dfad"/>
    </style:style>
    <style:style style:name="T31" style:family="text">
      <style:text-properties officeooo:rsid="00b71fdf"/>
    </style:style>
    <style:style style:name="T32" style:family="text">
      <style:text-properties officeooo:rsid="00b8846c"/>
    </style:style>
    <style:style style:name="T33" style:family="text">
      <style:text-properties officeooo:rsid="00ba0efb"/>
    </style:style>
    <style:style style:name="T34" style:family="text">
      <style:text-properties officeooo:rsid="00bc4f7f"/>
    </style:style>
    <style:style style:name="T35" style:family="text">
      <style:text-properties officeooo:rsid="00bd4991"/>
    </style:style>
    <style:style style:name="T36" style:family="text">
      <style:text-properties officeooo:rsid="00be78b1"/>
    </style:style>
    <style:style style:name="T37" style:family="text">
      <style:text-properties officeooo:rsid="00c02bd4"/>
    </style:style>
    <style:style style:name="T38" style:family="text">
      <style:text-properties officeooo:rsid="00c39b9a"/>
    </style:style>
    <style:style style:name="T39" style:family="text">
      <style:text-properties officeooo:rsid="00c5d873"/>
    </style:style>
    <style:style style:name="T40" style:family="text">
      <style:text-properties officeooo:rsid="00c87f4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Reto <text:span text:style-name="T17">1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4">Estudiante</text:span><text:span text:style-name="T3">:</text:span> Jose Javier Bailón Ortiz</text:p>
      <text:p text:style-name="P5"><text:span text:style-name="T4">Asignatura</text:span><text:span text:style-name="T3">:</text:span> Programación<text:span text:style-name="T14"> de servicios y procesos</text:span></text:p>
      <text:p text:style-name="P5"><text:span text:style-name="T4">Convocatoria</text:span><text:span text:style-name="T3">: </text:span><text:span text:style-name="T8">14</text:span>/<text:span text:style-name="T14">11</text:span>/2023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4">Sumario</text:p>
          </text:index-title>
          <text:p text:style-name="P12"><text:a xlink:type="simple" xlink:href="#__RefHeading___Toc836_2601721642" text:style-name="Index_20_Link" text:visited-style-name="Index_20_Link">A – Tic,Tac<text:tab/>3</text:a></text:p>
          <text:p text:style-name="P13"><text:a xlink:type="simple" xlink:href="#__RefHeading___Toc1895_1156227085" text:style-name="Index_20_Link" text:visited-style-name="Index_20_Link">A.1 Planteamiento del problema<text:tab/>3</text:a></text:p>
          <text:p text:style-name="P13"><text:a xlink:type="simple" xlink:href="#__RefHeading___Toc1897_1156227085" text:style-name="Index_20_Link" text:visited-style-name="Index_20_Link">A.1 Solución<text:tab/>3</text:a></text:p>
          <text:p text:style-name="P13"><text:a xlink:type="simple" xlink:href="#__RefHeading___Toc2556_1282065354" text:style-name="Index_20_Link" text:visited-style-name="Index_20_Link">A.2 Notas sobre el código<text:tab/>3</text:a></text:p>
          <text:p text:style-name="P13"><text:a xlink:type="simple" xlink:href="#__RefHeading___Toc2343_1282065354" text:style-name="Index_20_Link" text:visited-style-name="Index_20_Link">A.3 Ejecutar el código<text:tab/>3</text:a></text:p>
          <text:p text:style-name="P12"><text:a xlink:type="simple" xlink:href="#__RefHeading___Toc2558_1282065354" text:style-name="Index_20_Link" text:visited-style-name="Index_20_Link">B – Tic, Tac por grupos<text:tab/>4</text:a></text:p>
          <text:p text:style-name="P13"><text:a xlink:type="simple" xlink:href="#__RefHeading___Toc1895_1156227085%20Copy%201" text:style-name="Index_20_Link" text:visited-style-name="Index_20_Link">B.1 Planteamiento del problema<text:tab/>4</text:a></text:p>
          <text:p text:style-name="P13"><text:a xlink:type="simple" xlink:href="#__RefHeading___Toc1897_1156227085%20Copy%201" text:style-name="Index_20_Link" text:visited-style-name="Index_20_Link">B.1 Solución<text:tab/>4</text:a></text:p>
          <text:p text:style-name="P13"><text:a xlink:type="simple" xlink:href="#__RefHeading___Toc2560_1282065354" text:style-name="Index_20_Link" text:visited-style-name="Index_20_Link">B.2 Notas sobre el código<text:tab/>4</text:a></text:p>
          <text:p text:style-name="P13"><text:a xlink:type="simple" xlink:href="#__RefHeading___Toc2343_1282065354%20Copy%201" text:style-name="Index_20_Link" text:visited-style-name="Index_20_Link">B.3 Ejecutar el código<text:tab/>5</text:a></text:p>
          <text:p text:style-name="P12"><text:a xlink:type="simple" xlink:href="#__RefHeading___Toc2558_1282065354%20Copy%202" text:style-name="Index_20_Link" text:visited-style-name="Index_20_Link">C – Tic, Tac, Toc<text:tab/>6</text:a></text:p>
          <text:p text:style-name="P13"><text:a xlink:type="simple" xlink:href="#__RefHeading___Toc1895_1156227085%20Copy%201%20Copy%201" text:style-name="Index_20_Link" text:visited-style-name="Index_20_Link">C.1 Planteamiento del problema<text:tab/>6</text:a></text:p>
          <text:p text:style-name="P13"><text:a xlink:type="simple" xlink:href="#__RefHeading___Toc1897_1156227085%20Copy%201%20Copy%201" text:style-name="Index_20_Link" text:visited-style-name="Index_20_Link">C.1 Solución<text:tab/>6</text:a></text:p>
          <text:p text:style-name="P13"><text:a xlink:type="simple" xlink:href="#__RefHeading___Toc2560_1282065354%20Copy%201" text:style-name="Index_20_Link" text:visited-style-name="Index_20_Link">C.2 Notas sobre el código<text:tab/>6</text:a></text:p>
          <text:p text:style-name="P13"><text:a xlink:type="simple" xlink:href="#__RefHeading___Toc2343_1282065354%20Copy%201%20Copy%201" text:style-name="Index_20_Link" text:visited-style-name="Index_20_Link">C.3 Ejecutar el código<text:tab/>7</text:a></text:p>
        </text:index-body>
      </text:table-of-content>
      <text:p text:style-name="P5"/>
      <text:h text:style-name="P32" text:outline-level="1" text:is-list-header="true"><text:bookmark-start text:name="__RefHeading___Toc836_2601721642"/><text:span text:style-name="T15">A</text:span> – <text:span text:style-name="T19">Tic,Tac</text:span><text:bookmark-end text:name="__RefHeading___Toc836_2601721642"/></text:h>
      <text:h text:style-name="Heading_20_2" text:outline-level="2" text:is-list-header="true"/>
      <text:h text:style-name="Heading_20_2" text:outline-level="2" text:is-list-header="true"><text:bookmark-start text:name="__RefHeading___Toc1895_1156227085"/>A.1 Planteamiento del problema<text:bookmark-end text:name="__RefHeading___Toc1895_1156227085"/></text:h>
      <text:p text:style-name="P6">El objetivo es tener un programa que imprima en pantalla <text:span text:style-name="T16">de manera indefinida</text:span> y en este orden:</text:p>
      <text:p text:style-name="P6">TIC</text:p>
      <text:p text:style-name="P6">TAC</text:p>
      <text:p text:style-name="P6">…</text:p>
      <text:p text:style-name="P6">Debe hacerse habiendo dos hebras, <text:span text:style-name="T20">una </text:span>para TIC, <text:span text:style-name="T20">y otra </text:span>para TAC.</text:p>
      <text:h text:style-name="Heading_20_2" text:outline-level="2" text:is-list-header="true"><text:bookmark-start text:name="__RefHeading___Toc1897_1156227085"/>A.<text:span text:style-name="T20">1</text:span> <text:span text:style-name="T20">Solución</text:span><text:bookmark-end text:name="__RefHeading___Toc1897_1156227085"/></text:h>
      <text:p text:style-name="P17">La <text:span text:style-name="T29">solución</text:span> establecer un turno estricto entre hebras. Para hacerlo ambas hebras comparten una variable común <text:span text:style-name="T31">de la clase</text:span> <text:span text:style-name="T31">tictac.Reloj </text:span>que establece a qué hebra le toca. C<text:span text:style-name="T29">ada hebra comprueba si es su turno y si lo es imprime su palabra y </text:span>cambia la variable <text:span text:style-name="T29">compartida</text:span> dándole paso <text:span text:style-name="T21">a la otra hebra.</text:span></text:p>
      <text:h text:style-name="Heading_20_2" text:outline-level="2" text:is-list-header="true"><text:bookmark-start text:name="__RefHeading___Toc2556_1282065354"/>A.<text:span text:style-name="T2">2</text:span> <text:span text:style-name="T31">Notas sobre el código</text:span><text:bookmark-end text:name="__RefHeading___Toc2556_1282065354"/></text:h>
      <text:p text:style-name="P26">Las clases son:</text:p>
      <text:list xml:id="list3446452604" text:style-name="L1">
        <text:list-item>
          <text:p text:style-name="P39"><text:span text:style-name="T3">MainTicTac: </text:span>Main del programa. Se encarga de crear las hebras(una para Tic y otra para Tac) y lanzarlas.</text:p>
        </text:list-item>
        <text:list-item>
          <text:p text:style-name="P42">PasoDeReloj: <text:span text:style-name="T7">Extiende a Thread. Se encarga de imprimir la palabra. Es la clase de las hebras creadas en MainTicTac.</text:span></text:p>
        </text:list-item>
        <text:list-item>
          <text:p text:style-name="P42">Reloj:<text:span text:style-name="T7"> Contiene la variable que ambas hebras utilizan para sincronizar los turnos. </text:span><text:span text:style-name="T10">También se encarga de limitar la cantidad de impresiones que se realizan finalizando una vez se llega al limite puesto por el usuario al inicio del programa</text:span></text:p>
        </text:list-item>
      </text:list>
      <text:h text:style-name="P34" text:outline-level="2" text:is-list-header="true"><text:bookmark-start text:name="__RefHeading___Toc2343_1282065354"/>A.<text:span text:style-name="T2">3</text:span> <text:span text:style-name="T22">Ejecutar el código</text:span><text:bookmark-end text:name="__RefHeading___Toc2343_1282065354"/></text:h>
      <text:p text:style-name="P24">Versión: <text:span text:style-name="T7">Java 21</text:span></text:p>
      <text:p text:style-name="P19">Paquete: <text:span text:style-name="T7">tictac</text:span></text:p>
      <text:p text:style-name="P19">Main: <text:span text:style-name="T7">tictac.MainTic</text:span><text:span text:style-name="T12">T</text:span><text:span text:style-name="T7">ac</text:span></text:p>
      <text:p text:style-name="P16"><text:span text:style-name="T23">Compilación:</text:span><text:span text:style-name="T3"> </text:span><text:span text:style-name="T9">javac tictac/MainTicTac.java</text:span></text:p>
      <text:p text:style-name="P22">Ejecución: <text:span text:style-name="T7">java tictac/MainTicTac</text:span></text:p>
      <text:p text:style-name="P49">Tras la ejecución se preguntará el número de impresiones a realizar. Si se introduce un entero negativo se imprimirá indefinidamente hasta que el usuario cancele la ejecución (en consola ctrl+c )</text:p>
      <text:h text:style-name="Heading_20_1" text:outline-level="1" text:is-list-header="true"><text:bookmark-start text:name="__RefHeading___Toc2558_1282065354"/><text:soft-page-break/>B – Tic, Tac por grupos<text:bookmark-end text:name="__RefHeading___Toc2558_1282065354"/></text:h>
      <text:h text:style-name="P35" text:outline-level="2" text:is-list-header="true"><text:bookmark-start text:name="__RefHeading___Toc1895_1156227085 Copy 1"/><text:span text:style-name="T32">B</text:span>.1 Planteamiento del problema<text:bookmark-end text:name="__RefHeading___Toc1895_1156227085 Copy 1"/></text:h>
      <text:p text:style-name="P7">El objetivo es tener un programa que imprima en pantalla <text:span text:style-name="T16">de manera indefinida</text:span> y en este orden:</text:p>
      <text:p text:style-name="P7">TIC</text:p>
      <text:p text:style-name="P7">TAC</text:p>
      <text:p text:style-name="P7">…</text:p>
      <text:p text:style-name="P7">Debe hacerse habiendo <text:span text:style-name="T30">cuatro</text:span> hebras <text:span text:style-name="T30">agrupadas, </text:span><text:span text:style-name="T37">en dos grupos.</text:span><text:span text:style-name="T30"> </text:span><text:span text:style-name="T37">D</text:span><text:span text:style-name="T30">os </text:span><text:span text:style-name="T37">hebras</text:span><text:span text:style-name="T30"> para TIC y dos para TAC</text:span>. </text:p>
      <text:p text:style-name="P9">Las hebras deben competir entre sí no pudiendo establecerse turnos estrictos entre hebras.</text:p>
      <text:h text:style-name="P35" text:outline-level="2" text:is-list-header="true"><text:bookmark-start text:name="__RefHeading___Toc1897_1156227085 Copy 1"/><text:span text:style-name="T32">B</text:span>.<text:span text:style-name="T20">1</text:span> <text:span text:style-name="T20">Solución</text:span><text:bookmark-end text:name="__RefHeading___Toc1897_1156227085 Copy 1"/></text:h>
      <text:p text:style-name="P26">La solución <text:span text:style-name="T37">se basa en</text:span> dos partes: por un lado asegurar la secuencia TIC,TAC,TIC,TAC… y por otro lado que no haya varios TAC o TIC consecutivos.</text:p>
      <text:p text:style-name="P26">La solución está implementada con dos grupos de hebras y en cada grupo <text:span text:style-name="T34">hay </text:span>dos hebras que imprimen la misma palabra. Se va alternando <text:span text:style-name="T40">el turno</text:span> entre los grupos y en cada turno solo <text:span text:style-name="T32">una de las hebras del grupo </text:span>imprime en pantalla. <text:span text:style-name="T32">Tras imprimir se pasa el turno al siguiente grupo.</text:span></text:p>
      <text:p text:style-name="P29"><text:span text:style-name="T31">Para asegurar la secuencia </text:span><text:span text:style-name="T33">de grupos TIC, TAC..</text:span><text:span text:style-name="T31"> he usado la solución del punto </text:span><text:span text:style-name="T32">A</text:span><text:span text:style-name="T31"> </text:span><text:span text:style-name="T33">para</text:span><text:span text:style-name="T31"> turnos estrictos </text:span><text:span text:style-name="T32">pero </text:span><text:span text:style-name="T36">e</text:span><text:span text:style-name="T32">n vez de alternar entre hebras alterna entre los grupos. Cada hebra </text:span><text:span text:style-name="T33">mira</text:span><text:span text:style-name="T32"> si el turno corresponde al grupo al que pertenece. En caso de no corresponder hace una espera ocupada. </text:span></text:p>
      <text:p text:style-name="P30"><text:span text:style-name="T32">Para conseguir que solo una de las hebras imprima he usado una modificación del algoritmo de Dekker del cual he eliminado el turno </text:span><text:span text:style-name="T36">de hebra</text:span><text:span text:style-name="T32"> para evitar que se convierta en una secuencia de turnos estrictos entre hebras del mismo grupo. </text:span><text:span text:style-name="T33">Las hebras del </text:span><text:span text:style-name="T18">mismo grupo</text:span><text:span text:style-name="T33"> comparten array de banderas con el cual coordinan la exclusión mutua de Dekker.</text:span></text:p>
      <text:p text:style-name="P30"><text:span text:style-name="T32">Ambos controles, el de turno de grupo y el de exclusión entre hebras del mismo grupo están mezclados en la condición que da paso a la impresión. </text:span><text:span text:style-name="T2">Así las hebras hacen espera ocupada hasta que llegue el turno de su grupo y a la vez Dekker le de paso a una de las hebras.</text:span></text:p>
      <text:h text:style-name="P36" text:outline-level="2" text:is-list-header="true"><text:bookmark-start text:name="__RefHeading___Toc2560_1282065354"/><text:span text:style-name="T34">B</text:span>.<text:span text:style-name="T2">2</text:span> <text:span text:style-name="T31">Notas sobre el código</text:span><text:bookmark-end text:name="__RefHeading___Toc2560_1282065354"/></text:h>
      <text:p text:style-name="P27">Las clases son:</text:p>
      <text:list xml:id="list111807865778775" text:continue-numbering="true" text:style-name="L1">
        <text:list-item>
          <text:p text:style-name="P40"><text:span text:style-name="T3">MainTicTac</text:span><text:span text:style-name="T5">Grupos</text:span><text:span text:style-name="T3">: </text:span>Main del programa. Se encarga de crear las hebras(<text:span text:style-name="T35">dos</text:span> para Tic y <text:span text:style-name="T35">dos</text:span> para Tac) <text:span text:style-name="T35">crear los grupos, asignar un array de banderas </text:span><text:span text:style-name="T38">a cada grupo y </text:span><text:span text:style-name="T36">que comparten las hebras del mismo grupo. Una vez configurado todo eso las lanza.</text:span></text:p>
        </text:list-item>
        <text:list-item>
          <text:p text:style-name="P43">PasoDeReloj: <text:span text:style-name="T7">Extiende a Thread. Se encarga de imprimir la palabra. Es la clase de las hebras creadas en MainTicTac</text:span><text:span text:style-name="T13">Grupos</text:span><text:span text:style-name="T7">.</text:span></text:p>
        </text:list-item>
        <text:list-item>
          <text:p text:style-name="P44"><text:soft-page-break/>Reloj:<text:span text:style-name="T7"> Contiene la variable que </text:span><text:span text:style-name="T11">todas las</text:span><text:span text:style-name="T7"> hebras utilizan para sincronizar los turnos </text:span><text:span text:style-name="T11">entre grupos</text:span><text:span text:style-name="T7">. </text:span><text:span text:style-name="T10">También se encarga de limitar la cantidad de impresiones que se realizan finalizando una vez se llega al limite puesto por el usuario al inicio del programa.</text:span></text:p>
        </text:list-item>
      </text:list>
      <text:h text:style-name="P35" text:outline-level="2" text:is-list-header="true"><text:bookmark-start text:name="__RefHeading___Toc2343_1282065354 Copy 1"/><text:span text:style-name="T36">B</text:span>.<text:span text:style-name="T36">3</text:span> <text:span text:style-name="T22">Ejecutar el código</text:span><text:bookmark-end text:name="__RefHeading___Toc2343_1282065354 Copy 1"/></text:h>
      <text:p text:style-name="P24">Versión: <text:span text:style-name="T7">Java 21</text:span></text:p>
      <text:p text:style-name="P18">Paquete: <text:span text:style-name="T7">tictac</text:span><text:span text:style-name="T12">_grupos</text:span></text:p>
      <text:p text:style-name="P20">Main: <text:span text:style-name="T7">tictac</text:span><text:span text:style-name="T12">_grupos</text:span><text:span text:style-name="T7">.MainTic</text:span><text:span text:style-name="T12">T</text:span><text:span text:style-name="T7">ac</text:span><text:span text:style-name="T12">Grupos</text:span></text:p>
      <text:p text:style-name="P31"><text:span text:style-name="T23">Compilación:</text:span><text:span text:style-name="T3"> </text:span><text:span text:style-name="T9">javac tictac</text:span><text:span text:style-name="T25">_grupos</text:span><text:span text:style-name="T9">/MainTicTac</text:span><text:span text:style-name="T25">Grupos</text:span><text:span text:style-name="T9">.java</text:span></text:p>
      <text:p text:style-name="P23">Ejecución: <text:span text:style-name="T7">java tictac</text:span><text:span text:style-name="T25">_grupos/</text:span><text:span text:style-name="T7">MainTicTac</text:span><text:span text:style-name="T25">Grupos</text:span></text:p>
      <text:p text:style-name="P46"/>
      <text:p text:style-name="P50">Tras la ejecución se preguntará el número de impresiones a realizar. Si se introduce un entero negativo se imprimirá indefinidamente hasta que el usuario cancele la ejecución (en consola ctrl+c )</text:p>
      <text:p text:style-name="P18"/>
      <text:h text:style-name="P33" text:outline-level="1" text:is-list-header="true"><text:bookmark-start text:name="__RefHeading___Toc2558_1282065354 Copy 2"/><text:span text:style-name="T38">C</text:span> – Tic, Tac, <text:span text:style-name="T38">Toc</text:span><text:bookmark-end text:name="__RefHeading___Toc2558_1282065354 Copy 2"/></text:h>
      <text:h text:style-name="P37" text:outline-level="2" text:is-list-header="true"><text:bookmark-start text:name="__RefHeading___Toc1895_1156227085 Copy 1 Copy 1"/><text:span text:style-name="T39">C</text:span>.1 Planteamiento del problema<text:bookmark-end text:name="__RefHeading___Toc1895_1156227085 Copy 1 Copy 1"/></text:h>
      <text:p text:style-name="P8">El objetivo es tener un programa que imprima en pantalla <text:span text:style-name="T16">de manera indefinida</text:span> y en este orden:</text:p>
      <text:p text:style-name="P8">TIC</text:p>
      <text:p text:style-name="P8">TAC</text:p>
      <text:p text:style-name="P11">TOC</text:p>
      <text:p text:style-name="P8">…</text:p>
      <text:p text:style-name="P8">Debe hacerse habiendo <text:span text:style-name="T38">seis </text:span>hebras <text:span text:style-name="T30">agrupadas, </text:span><text:span text:style-name="T37">en </text:span><text:span text:style-name="T38">tres</text:span><text:span text:style-name="T37"> grupos.</text:span><text:span text:style-name="T30"> </text:span><text:span text:style-name="T37">D</text:span><text:span text:style-name="T30">os </text:span><text:span text:style-name="T37">hebras</text:span><text:span text:style-name="T30"> para TIC, dos para TAC </text:span><text:span text:style-name="T38">y dos para TOC</text:span>. </text:p>
      <text:p text:style-name="P10">Las hebras deben competir entre sí no pudiendo establecerse turnos estrictos entre hebras.</text:p>
      <text:p text:style-name="P10"/>
      <text:p text:style-name="P10"/>
      <text:h text:style-name="P37" text:outline-level="2" text:is-list-header="true"><text:bookmark-start text:name="__RefHeading___Toc1897_1156227085 Copy 1 Copy 1"/><text:span text:style-name="T38">C</text:span>.<text:span text:style-name="T20">1</text:span> <text:span text:style-name="T20">Solución</text:span><text:bookmark-end text:name="__RefHeading___Toc1897_1156227085 Copy 1 Copy 1"/></text:h>
      <text:p text:style-name="P15"><text:span text:style-name="T31">La solución </text:span><text:span text:style-name="T38">de este problema la he abordado modificando la solución del apartado B. Simplemente ha sido necesario agregar un nuevo grupo de hebras, el grupo toc, y tenerlo en cuenta en la secuencia de cambio de grupo. Ver apartado B para detalle en profundidad de la solución.</text:span></text:p>
      <text:p text:style-name="P15"/>
      <text:p text:style-name="P15"/>
      <text:h text:style-name="P37" text:outline-level="2" text:is-list-header="true"><text:bookmark-start text:name="__RefHeading___Toc2560_1282065354 Copy 1"/><text:span text:style-name="T38">C</text:span>.<text:span text:style-name="T2">2</text:span> <text:span text:style-name="T31">Notas sobre el código</text:span><text:bookmark-end text:name="__RefHeading___Toc2560_1282065354 Copy 1"/></text:h>
      <text:p text:style-name="P28">Las clases son:</text:p>
      <text:list xml:id="list111808234107503" text:continue-numbering="true" text:style-name="L1">
        <text:list-item>
          <text:p text:style-name="P41"><text:span text:style-name="T3">MainTicTa</text:span><text:span text:style-name="T6">cToc</text:span><text:span text:style-name="T3">: </text:span>Main del programa. Se encarga de crear las hebras(<text:span text:style-name="T35">dos</text:span> para Tic, <text:span text:style-name="T35">dos</text:span> para Tac <text:span text:style-name="T38">y dos para Toc</text:span>) <text:span text:style-name="T35">crear los grupos, asignar un array de banderas </text:span><text:span text:style-name="T38">a cada grupo y </text:span><text:span text:style-name="T36">que comparten las hebras del mismo grupo. Una vez configurado todo eso las lanza.</text:span></text:p>
        </text:list-item>
        <text:list-item>
          <text:p text:style-name="P45">PasoDeReloj: <text:span text:style-name="T7">Extiende a Thread. Se encarga de imprimir la palabra. Es la clase de las hebras creadas en MainTicTac</text:span><text:span text:style-name="T13">Toc</text:span><text:span text:style-name="T7">.</text:span></text:p>
        </text:list-item>
        <text:list-item>
          <text:p text:style-name="P45">Reloj:<text:span text:style-name="T7"> Contiene la variable que </text:span><text:span text:style-name="T11">todas las</text:span><text:span text:style-name="T7"> hebras utilizan para sincronizar los turnos </text:span><text:span text:style-name="T11">entre grupos</text:span><text:span text:style-name="T7">. </text:span><text:span text:style-name="T10">También se encarga de limitar la cantidad de impresiones que se realizan finalizando una vez se llega al limite puesto por el usuario al inicio del programa. </text:span><text:span text:style-name="T13">En este caso ha sido modificada respecto a la version del caso B agregando un nuevo paso en la secuencia que corresponde al grupo toc.</text:span></text:p>
        </text:list-item>
      </text:list>
      <text:h text:style-name="P37" text:outline-level="2" text:is-list-header="true"/>
      <text:h text:style-name="P38" text:outline-level="2" text:is-list-header="true"><text:bookmark-start text:name="__RefHeading___Toc2343_1282065354 Copy 1 Copy 1"/><text:span text:style-name="T38">C</text:span>.<text:span text:style-name="T36">3</text:span> <text:span text:style-name="T22">Ejecutar el código</text:span><text:bookmark-end text:name="__RefHeading___Toc2343_1282065354 Copy 1 Copy 1"/></text:h>
      <text:p text:style-name="P25">Versión: <text:span text:style-name="T7">Java 21</text:span></text:p>
      <text:p text:style-name="P21">Paquete: <text:span text:style-name="T7">tictac</text:span><text:span text:style-name="T13">toc</text:span></text:p>
      <text:p text:style-name="P21">Main: <text:span text:style-name="T7">tictac</text:span><text:span text:style-name="T13">toc.</text:span><text:span text:style-name="T7">MainTic</text:span><text:span text:style-name="T12">T</text:span><text:span text:style-name="T7">ac</text:span><text:span text:style-name="T13">Toc</text:span></text:p>
      <text:p text:style-name="P15"><text:span text:style-name="T23">Compilación:</text:span><text:span text:style-name="T3"> </text:span><text:span text:style-name="T9">javac tictac</text:span><text:span text:style-name="T26">toc</text:span><text:span text:style-name="T9">/MainTicTac</text:span><text:span text:style-name="T26">Toc</text:span><text:span text:style-name="T9">.java</text:span></text:p>
      <text:p text:style-name="P48">Ejecución: <text:span text:style-name="T7">java </text:span><text:span text:style-name="T24">tictac</text:span><text:span text:style-name="T26">toc</text:span><text:span text:style-name="T24">/MainTicTac</text:span><text:span text:style-name="T26">Toc</text:span></text:p>
      <text:p text:style-name="P47"/>
      <text:p text:style-name="P51">Tras la ejecución se preguntará el número de impresiones a realizar. Si se introduce un entero negativo se imprimirá indefinidamente hasta que el usuario cancele la ejecución (en consola ctrl+c 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style style:name="MT1" style:family="text">
      <style:text-properties officeooo:rsid="0030dd01"/>
    </style:style>
    <style:style style:name="MT2" style:family="text">
      <style:text-properties officeooo:rsid="00bc080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</text:span><text:span text:style-name="MT2">ágina </text:span><text:page-number text:select-page="current">6</text:page-number><text:s/><text:span text:style-name="MT2">de</text:span><text:span text:style-name="MT1"> </text:span><text:span text:style-name="MT1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8:53:04.913000000</meta:creation-date>
    <dc:date>2023-11-14T11:18:06.370000000</dc:date>
    <meta:editing-duration>PT7H4M13S</meta:editing-duration>
    <meta:editing-cycles>58</meta:editing-cycles>
    <meta:generator>LibreOffice/7.4.7.2$Windows_X86_64 LibreOffice_project/723314e595e8007d3cf785c16538505a1c878ca5</meta:generator>
    <meta:print-date>2023-09-27T19:14:24.063000000</meta:print-date>
    <meta:printed-by>Archivos PDF</meta:printed-by>
    <meta:document-statistic meta:table-count="0" meta:image-count="0" meta:object-count="0" meta:page-count="7" meta:paragraph-count="91" meta:word-count="1084" meta:character-count="6379" meta:non-whitespace-character-count="5386"/>
  </office:meta>
</office:document-meta>
</file>